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383d" officeooo:paragraph-rsid="001138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 1 – Introduccion a los sistemas operativos</text:p>
      <text:p text:style-name="P1"/>
      <text:p text:style-name="P1">1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9:43:31.636149084</meta:creation-date>
    <dc:date>2025-08-25T19:45:00.740421752</dc:date>
    <meta:editing-duration>PT1M30S</meta:editing-duration>
    <meta:editing-cycles>1</meta:editing-cycles>
    <meta:document-statistic meta:table-count="0" meta:image-count="0" meta:object-count="0" meta:page-count="1" meta:paragraph-count="2" meta:word-count="8" meta:character-count="53" meta:non-whitespace-character-count="46"/>
    <meta:generator>LibreOffice/24.2.7.2$Linux_X86_64 LibreOffice_project/420$Build-2</meta:generator>
  </office:meta>
</office:document-meta>
</file>